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450a"/>
    </style:style>
    <style:style style:name="P2" style:family="paragraph" style:parent-style-name="Standard">
      <style:text-properties officeooo:paragraph-rsid="000ef302"/>
    </style:style>
    <style:style style:name="T1" style:family="text">
      <style:text-properties officeooo:rsid="00115817"/>
    </style:style>
    <style:style style:name="T2" style:family="text">
      <style:text-properties officeooo:rsid="000ef3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no vendor/symfony/http-kernel/Kernel.php</text:p>
      <text:p text:style-name="P1"/>
      <text:p text:style-name="P1">const VERSION = '4.1.13';</text:p>
      <text:p text:style-name="P1"/>
      <text:p text:style-name="P2"><text:span text:style-name="T1">git </text:span>checkout develop</text:p>
      <text:p text:style-name="P2"/>
      <text:p text:style-name="P2">git status</text:p>
      <text:p text:style-name="P2"/>
      <text:p text:style-name="P2">git fetch</text:p>
      <text:p text:style-name="P2"/>
      <text:p text:style-name="P2">git pull origin develop</text:p>
      <text:p text:style-name="P2"/>
      <text:p text:style-name="P2">git tag <text:span text:style-name="T2">4.1.1</text:span></text:p>
      <text:p text:style-name="P2"/>
      <text:p text:style-name="P2">git push origin <text:span text:style-name="T2">4.1.1</text:span></text:p>
      <text:p text:style-name="P2"/>
      <text:p text:style-name="P2">git checkout -b rel/4.1.1</text:p>
      <text:p text:style-name="P2"/>
      <text:p text:style-name="P2">git push origin rel/4.1.1</text:p>
      <text:p text:style-name="P2"/>
      <text:p text:style-name="P2"># Changements</text:p>
      <text:p text:style-name="P2"/>
      <text:p text:style-name="P2">- RGPD</text:p>
      <text:p text:style-name="P2">- Version</text:p>
      <text:p text:style-name="P2"/>
      <text:p text:style-name="P2"># Procédure installation</text:p>
      <text:p text:style-name="P2"/>
      <text:p text:style-name="P2">git fetch</text:p>
      <text:p text:style-name="P2"/>
      <text:p text:style-name="P2">git checkout 4.1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1:20:38.965674763</meta:creation-date>
    <dc:date>2021-05-28T11:38:17.726451542</dc:date>
    <meta:editing-duration>PT17M37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46" meta:character-count="292" meta:non-whitespace-character-count="262"/>
  </office:meta>
</office:document-meta>
</file>